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// ---------------Assignment No.B1---------------- </text:span></text:p>
      <text:p text:style-name="P1"><text:span text:style-name="T1">//Title:- Write C++ program for line grawing using DDA algorithm with patterns such as thin,thick,dotted,dashed and dash dot. </text:span></text:p>
      <text:p text:style-name="P1"><text:span text:style-name="T1">#include&lt;graphics.h&gt; </text:span></text:p>
      <text:p text:style-name="P1"><text:span text:style-name="T1">#include&lt;iostream&gt; </text:span></text:p>
      <text:p text:style-name="P1"><text:span text:style-name="T1">#include&lt;math.h&gt; </text:span></text:p>
      <text:p text:style-name="P1"><text:span text:style-name="T2"/></text:p>
      <text:p text:style-name="P1"><text:span text:style-name="T3">using namespace std; </text:span></text:p>
      <text:p text:style-name="P1"><text:span text:style-name="T4"/></text:p>
      <text:p text:style-name="P1"><text:span text:style-name="T5">class DDAline </text:span></text:p>
      <text:p text:style-name="P1"><text:span text:style-name="T5">{ </text:span></text:p>
      <text:p text:style-name="P1"><text:span text:style-name="T5"><text:s text:c="3"/>public: </text:span></text:p>
      <text:p text:style-name="P1"><text:span text:style-name="T5"><text:s text:c="5"/>int j; </text:span></text:p>
      <text:p text:style-name="P1"><text:span text:style-name="T5"><text:s text:c="5"/>float dx,dy,x,y,step; </text:span></text:p>
      <text:p text:style-name="P1"><text:span text:style-name="T5"><text:s text:c="5"/>void drawline(float x1,float y1,float x2,float y2,int a) </text:span></text:p>
      <text:p text:style-name="P1"><text:span text:style-name="T5"><text:s text:c="5"/>{ </text:span></text:p>
      <text:p text:style-name="P1"><text:span text:style-name="T5"><text:tab/> dx=abs(x2-x1); </text:span></text:p>
      <text:p text:style-name="P1"><text:span text:style-name="T5"><text:tab/> dy=abs(y2-y1); </text:span></text:p>
      <text:p text:style-name="P1"><text:span text:style-name="T5"><text:tab/> if(dx&gt;=dy) </text:span></text:p>
      <text:p text:style-name="P1"><text:span text:style-name="T5"><text:tab/><text:s text:c="5"/>step=dx; </text:span></text:p>
      <text:p text:style-name="P1"><text:span text:style-name="T5"><text:tab/> else </text:span></text:p>
      <text:p text:style-name="P1"><text:span text:style-name="T5"><text:tab/><text:s text:c="5"/>step=dy; </text:span></text:p>
      <text:p text:style-name="P1"><text:span text:style-name="T6"/></text:p>
      <text:p text:style-name="P1"><text:span text:style-name="T7"><text:tab/> dx=(x2-x1)/step; </text:span></text:p>
      <text:p text:style-name="P1"><text:span text:style-name="T7"><text:tab/> dy=(y2-y1)/step; </text:span></text:p>
      <text:p text:style-name="P1"><text:span text:style-name="T8"/></text:p>
      <text:p text:style-name="P1"><text:span text:style-name="T9"><text:tab/> x=x1+0.5*sign(dx); </text:span></text:p>
      <text:p text:style-name="P1"><text:span text:style-name="T9"><text:tab/> y=y1+0.5*sign(dy); </text:span></text:p>
      <text:p text:style-name="P1"><text:span text:style-name="T10"/></text:p>
      <text:p text:style-name="P1"><text:span text:style-name="T11"><text:tab/> int<text:s text:c="2"/>i=1; </text:span></text:p>
      <text:p text:style-name="P1"><text:span text:style-name="T12"/></text:p>
      <text:p text:style-name="P1"><text:span text:style-name="T13"><text:tab/> while(i&lt;step) </text:span></text:p>
      <text:p text:style-name="P1"><text:span text:style-name="T13"><text:tab/> { </text:span></text:p>
      <text:p text:style-name="P1"><text:span text:style-name="T13"><text:tab/><text:s text:c="4"/>if(a==1) </text:span></text:p>
      <text:p text:style-name="P1"><text:span text:style-name="T13"><text:tab/><text:s text:c="4"/>{ </text:span></text:p>
      <text:p text:style-name="P1"><text:span text:style-name="T13"><text:tab/><text:tab/>putpixel(x,y,12); </text:span></text:p>
      <text:p text:style-name="P1"><text:span text:style-name="T13"><text:tab/><text:s text:c="4"/>} </text:span></text:p>
      <text:p text:style-name="P1"><text:span text:style-name="T13"><text:tab/><text:s text:c="4"/>if(a==3) </text:span></text:p>
      <text:p text:style-name="P1"><text:span text:style-name="T13"><text:tab/><text:s text:c="4"/>{ </text:span></text:p>
      <text:p text:style-name="P1"><text:span text:style-name="T13"><text:tab/><text:s text:c="6"/>if(i%2==0) </text:span></text:p>
      <text:p text:style-name="P1"><text:span text:style-name="T13"><text:tab/><text:tab/> putpixel(x,y,12); </text:span></text:p>
      <text:p text:style-name="P1"><text:span text:style-name="T13"><text:tab/><text:s text:c="4"/>} </text:span></text:p>
      <text:p text:style-name="P1"><text:span text:style-name="T13"><text:tab/><text:s text:c="4"/>if(a==4) </text:span></text:p>
      <text:p text:style-name="P1"><text:span text:style-name="T13"><text:tab/><text:s text:c="4"/>{ </text:span></text:p>
      <text:p text:style-name="P1"><text:span text:style-name="T13"><text:tab/><text:s text:c="6"/>if(i%6!=0) </text:span></text:p>
      <text:p text:style-name="P1"><text:span text:style-name="T13"><text:tab/><text:tab/> putpixel(x,y,12); </text:span></text:p>
      <text:p text:style-name="P1"><text:span text:style-name="T13"><text:tab/><text:s text:c="4"/>} </text:span></text:p>
      <text:p text:style-name="P1"><text:span text:style-name="T13"><text:s text:c="12"/>if(a==5) </text:span></text:p>
      <text:p text:style-name="P1"><text:span text:style-name="T13"><text:s text:c="12"/>{ </text:span></text:p>
      <text:p text:style-name="P1"><text:span text:style-name="T13"><text:s text:c="14"/>if(i%9&lt;2) </text:span></text:p>
      <text:p text:style-name="P1"><text:span text:style-name="T13"><text:s text:c="16"/>{} </text:span></text:p>
      <text:p text:style-name="P1"><text:span text:style-name="T13"><text:s text:c="14"/>else if(i%9&lt;6) </text:span></text:p>
      <text:p text:style-name="P1"><text:span text:style-name="T13"><text:s text:c="18"/>putpixel(x,y,WHITE); </text:span></text:p>
      <text:p text:style-name="P1"><text:span text:style-name="T13"><text:s text:c="14"/>else if(i%9==7) </text:span></text:p>
      <text:p text:style-name="P1"><text:span text:style-name="T13"><text:s text:c="16"/>{} </text:span></text:p>
      <text:p text:style-name="P1"><text:span text:style-name="T13"><text:s text:c="14"/>else </text:span></text:p>
      <text:p text:style-name="P1"><text:span text:style-name="T13"><text:s text:c="18"/>putpixel(x,y,WHITE); </text:span></text:p>
      <text:p text:style-name="P1"><text:span text:style-name="T13"><text:s text:c="12"/>} </text:span></text:p>
      <text:p text:style-name="P1"><text:span text:style-name="T13"><text:tab/><text:s text:c="4"/>x=x+dx; </text:span></text:p>
      <text:p text:style-name="P1"><text:span text:style-name="T13"><text:tab/><text:s text:c="4"/>y=y+dy; </text:span></text:p>
      <text:p text:style-name="P1"><text:span text:style-name="T13"><text:tab/><text:s text:c="4"/>i++; </text:span></text:p>
      <text:p text:style-name="P1"><text:span text:style-name="T13"><text:tab/> } </text:span></text:p>
      <text:p text:style-name="P1"><text:span text:style-name="T13"><text:s text:c="5"/>} </text:span></text:p>
      <text:p text:style-name="P1"><text:span text:style-name="T14"/></text:p>
      <text:p text:style-name="P1"><text:span text:style-name="T15"><text:s text:c="5"/>float sign(float p) </text:span></text:p>
      <text:p text:style-name="P1"><text:span text:style-name="T15"><text:s text:c="5"/>{ </text:span></text:p>
      <text:p text:style-name="P1"><text:span text:style-name="T15"><text:tab/>if(p&gt;0) </text:span></text:p>
      <text:p text:style-name="P1"><text:span text:style-name="T15"><text:tab/><text:s text:c="3"/>return 1; </text:span></text:p>
      <text:p text:style-name="P1"><text:span text:style-name="T15"><text:tab/>if(p&lt;0) </text:span></text:p>
      <text:p text:style-name="P1"><text:span text:style-name="T15"><text:tab/><text:s text:c="3"/>return -1; </text:span></text:p>
      <text:p text:style-name="P1"><text:span text:style-name="T15"><text:tab/>else </text:span></text:p>
      <text:p text:style-name="P1"><text:span text:style-name="T15"><text:tab/><text:s text:c="3"/>return 0; </text:span></text:p>
      <text:p text:style-name="P1"><text:span text:style-name="T15"><text:s text:c="5"/>} </text:span></text:p>
      <text:p text:style-name="P1"><text:span text:style-name="T15">}; </text:span></text:p>
      <text:p text:style-name="P1"><text:span text:style-name="T16"/></text:p>
      <text:p text:style-name="P1"><text:span text:style-name="T17">int main() </text:span></text:p>
      <text:p text:style-name="P1"><text:span text:style-name="T17">{ </text:span></text:p>
      <text:p text:style-name="P1"><text:span text:style-name="T17"><text:s text:c="5"/>float x1,y1,x2,y2,p,q,wy,wx; </text:span></text:p>
      <text:p text:style-name="P1"><text:span text:style-name="T17"><text:s text:c="5"/>int ch,w; </text:span></text:p>
      <text:p text:style-name="P1"><text:span text:style-name="T17"><text:s text:c="6"/></text:span></text:p>
      <text:p text:style-name="P1"><text:span text:style-name="T17"><text:s text:c="5"/>int gd=DETECT,gm; </text:span></text:p>
      <text:p text:style-name="P1"><text:span text:style-name="T17"><text:s text:c="5"/>initgraph(&amp;gd,&amp;gm,NULL); </text:span></text:p>
      <text:p text:style-name="P1"><text:span text:style-name="T18"/></text:p>
      <text:p text:style-name="P1"><text:span text:style-name="T19"><text:s text:c="5"/>DDAline d; </text:span></text:p>
      <text:p text:style-name="P1"><text:span text:style-name="T19"><text:s text:c="4"/></text:span></text:p>
      <text:p text:style-name="P1"><text:span text:style-name="T19"><text:s text:c="5"/>char choice; </text:span></text:p>
      <text:p text:style-name="P1"><text:span text:style-name="T20"/></text:p>
      <text:p text:style-name="P1"><text:span text:style-name="T21"><text:s text:c="5"/>do </text:span></text:p>
      <text:p text:style-name="P1"><text:span text:style-name="T21"><text:s text:c="5"/>{ </text:span></text:p>
      <text:p text:style-name="P1"><text:span text:style-name="T21"><text:tab/> cout&lt;&lt;"\n1. Thin.\n2.Thick.\n3.Dotted\n4.Dashed. 5.DashDotted 6.Exit \nEnter ur choice :: "; </text:span></text:p>
      <text:p text:style-name="P1"><text:span text:style-name="T21"><text:tab/> cin&gt;&gt;ch; </text:span></text:p>
      <text:p text:style-name="P1"><text:span text:style-name="T21"><text:tab/> switch(ch) </text:span></text:p>
      <text:p text:style-name="P1"><text:span text:style-name="T21"><text:tab/> { </text:span></text:p>
      <text:p text:style-name="P1"><text:span text:style-name="T21"><text:tab/><text:s text:c="5"/>case 1:<text:s text:c="2"/>cout&lt;&lt;"\n enter values of four points :"; </text:span></text:p>
      <text:p text:style-name="P1"><text:span text:style-name="T21"><text:s text:c="22"/>cin&gt;&gt;x1&gt;&gt;y1&gt;&gt;x2&gt;&gt;y2; </text:span></text:p>
      <text:p text:style-name="P1"><text:span text:style-name="T21"><text:s text:c="22"/>d.drawline(x1,y1,x2,y2,1); </text:span></text:p>
      <text:p text:style-name="P1"><text:span text:style-name="T21"><text:tab/><text:tab/><text:s text:c="6"/>break; </text:span></text:p>
      <text:p text:style-name="P1"><text:span text:style-name="T22"/></text:p>
      <text:p text:style-name="P1"><text:span text:style-name="T23"><text:tab/><text:s text:c="5"/>case 2:<text:s text:c="2"/>cout&lt;&lt;"\n enter values of four points :"; </text:span></text:p>
      <text:p text:style-name="P1"><text:span text:style-name="T23"><text:s text:c="22"/>cin&gt;&gt;x1&gt;&gt;y1&gt;&gt;x2&gt;&gt;y2; </text:span></text:p>
      <text:p text:style-name="P1"><text:span text:style-name="T23"><text:s text:c="22"/>cout&lt;&lt;"\nEnter width :: "; </text:span></text:p>
      <text:p text:style-name="P1"><text:span text:style-name="T23"><text:tab/><text:tab/><text:s text:c="6"/>cin&gt;&gt;w; </text:span></text:p>
      <text:p text:style-name="P1"><text:span text:style-name="T23"><text:tab/><text:tab/><text:s text:c="6"/>p=x2-x1; </text:span></text:p>
      <text:p text:style-name="P1"><text:span text:style-name="T23"><text:tab/><text:tab/><text:s text:c="6"/>q=y2-y1; </text:span></text:p>
      <text:p text:style-name="P1"><text:span text:style-name="T23"><text:tab/><text:tab/><text:s text:c="6"/>if(q/p&lt;1) </text:span></text:p>
      <text:p text:style-name="P1"><text:span text:style-name="T23"><text:tab/><text:tab/><text:s text:c="6"/>{ </text:span></text:p>
      <text:p text:style-name="P1"><text:span text:style-name="T23"><text:tab/><text:tab/><text:tab/><text:s text:c="2"/>wy=(w-1)/2*(sqrt(pow(p,2)+pow(q,2))/abs(x2-x1)); </text:span></text:p>
      <text:p text:style-name="P1"><text:span text:style-name="T23"><text:tab/><text:tab/><text:tab/><text:s text:c="2"/>for(int k=0;k&lt;wy;k++) </text:span></text:p>
      <text:p text:style-name="P1"><text:span text:style-name="T23"><text:tab/><text:tab/><text:tab/><text:s text:c="2"/>{ </text:span></text:p>
      <text:p text:style-name="P1"><text:span text:style-name="T23"><text:tab/><text:tab/><text:tab/><text:s text:c="7"/>d.drawline(x1,y1+k,x2,y2+k,1); </text:span></text:p>
      <text:p text:style-name="P1"><text:span text:style-name="T23"><text:tab/><text:tab/><text:tab/><text:s text:c="7"/>d.drawline(x1,y1-k,x2,y2-k,1); </text:span></text:p>
      <text:p text:style-name="P1"><text:span text:style-name="T23"><text:tab/><text:tab/><text:tab/><text:s text:c="2"/>} </text:span></text:p>
      <text:p text:style-name="P1"><text:span text:style-name="T23"><text:tab/><text:tab/><text:s text:c="6"/>} </text:span></text:p>
      <text:p text:style-name="P1"><text:span text:style-name="T23"><text:tab/><text:tab/><text:s text:c="6"/>if(q/p&gt;1) </text:span></text:p>
      <text:p text:style-name="P1"><text:span text:style-name="T23"><text:tab/><text:tab/><text:s text:c="6"/>{ </text:span></text:p>
      <text:p text:style-name="P1"><text:span text:style-name="T23"><text:tab/><text:tab/><text:tab/><text:s text:c="2"/>wx=(w-1)/2*(sqrt(pow(p,2)+pow(q,2))/abs(y2-y1)); </text:span></text:p>
      <text:p text:style-name="P1"><text:span text:style-name="T23"><text:tab/><text:tab/><text:tab/><text:s text:c="2"/>for(int k=0;k&lt;wx;k++) </text:span></text:p>
      <text:p text:style-name="P1"><text:span text:style-name="T23"><text:tab/><text:tab/><text:tab/><text:s text:c="2"/>{ </text:span></text:p>
      <text:p text:style-name="P1"><text:span text:style-name="T23"><text:tab/><text:tab/><text:tab/><text:s text:c="6"/>d.drawline(x1+k,y1,x2+k,y2,1); </text:span></text:p>
      <text:p text:style-name="P1"><text:span text:style-name="T23"><text:tab/><text:tab/><text:tab/><text:s text:c="6"/>d.drawline(x1-k,y1,x2-k,y2,1); </text:span></text:p>
      <text:p text:style-name="P1"><text:span text:style-name="T23"><text:tab/><text:tab/><text:tab/><text:s text:c="2"/>} </text:span></text:p>
      <text:p text:style-name="P1"><text:span text:style-name="T23"><text:tab/><text:tab/><text:s text:c="6"/>} </text:span></text:p>
      <text:p text:style-name="P1"><text:span text:style-name="T23"><text:tab/><text:tab/><text:s text:c="6"/>break; </text:span></text:p>
      <text:p text:style-name="P1"><text:span text:style-name="T24"/></text:p>
      <text:p text:style-name="P1"><text:span text:style-name="T25"><text:tab/><text:s text:c="5"/>case 3:<text:s text:c="2"/>cout&lt;&lt;"\n enter values of four points :"; </text:span></text:p>
      <text:p text:style-name="P1"><text:span text:style-name="T25"><text:s text:c="22"/>cin&gt;&gt;x1&gt;&gt;y1&gt;&gt;x2&gt;&gt;y2; </text:span></text:p>
      <text:p text:style-name="P1"><text:span text:style-name="T25"><text:s text:c="22"/>d.drawline(x1,y1,x2,y2,3); </text:span></text:p>
      <text:p text:style-name="P1"><text:span text:style-name="T25"><text:tab/><text:tab/><text:s text:c="6"/>break; </text:span></text:p>
      <text:p text:style-name="P1"><text:span text:style-name="T26"/></text:p>
      <text:p text:style-name="P1"><text:span text:style-name="T27"><text:tab/><text:s text:c="5"/>case 4:<text:s text:c="2"/>cout&lt;&lt;"\n enter values of four points :"; </text:span></text:p>
      <text:p text:style-name="P1"><text:span text:style-name="T27"><text:s text:c="22"/>cin&gt;&gt;x1&gt;&gt;y1&gt;&gt;x2&gt;&gt;y2; </text:span></text:p>
      <text:p text:style-name="P1"><text:span text:style-name="T27"><text:s text:c="22"/>d.drawline(x1,y1,x2,y2,4); </text:span></text:p>
      <text:p text:style-name="P1"><text:span text:style-name="T27"><text:tab/><text:tab/><text:s text:c="6"/>break; </text:span></text:p>
      <text:p text:style-name="P1"><text:span text:style-name="T27"><text:s text:c="14"/></text:span></text:p>
      <text:p text:style-name="P1"><text:span text:style-name="T27"><text:s text:c="13"/>case 5:<text:s text:c="2"/>cout&lt;&lt;"\n enter values of four points :"; </text:span></text:p>
      <text:p text:style-name="P1"><text:span text:style-name="T27"><text:s text:c="22"/>cin&gt;&gt;x1&gt;&gt;y1&gt;&gt;x2&gt;&gt;y2; </text:span></text:p>
      <text:p text:style-name="P1"><text:span text:style-name="T27"><text:s text:c="22"/>d.drawline(x1,y1,x2,y2,5); </text:span></text:p>
      <text:p text:style-name="P1"><text:span text:style-name="T27"><text:tab/><text:tab/><text:s text:c="6"/>break; </text:span></text:p>
      <text:p text:style-name="P1"><text:span text:style-name="T28"/></text:p>
      <text:p text:style-name="P1"><text:span text:style-name="T29"><text:s text:c="8"/>} </text:span></text:p>
      <text:p text:style-name="P1"><text:span text:style-name="T29"><text:s text:c="13"/>cout&lt;&lt;"\n Do you want to continue(y\n)"; </text:span></text:p>
      <text:p text:style-name="P1"><text:span text:style-name="T29"><text:s text:c="13"/>cin&gt;&gt;choice; </text:span></text:p>
      <text:p text:style-name="P1"><text:span text:style-name="T29"><text:s text:c="7"/>}while(choice=='y'|| choice== 'Y'); </text:span></text:p>
      <text:p text:style-name="P1"><text:span text:style-name="T29"><text:s text:c="4"/></text:span></text:p>
      <text:p text:style-name="P1"><text:span text:style-name="T29"><text:s text:c="5"/>delay(500000); </text:span></text:p>
      <text:p text:style-name="P1"><text:span text:style-name="T29"><text:s text:c="5"/>closegraph(); </text:span></text:p>
      <text:p text:style-name="P1"><text:span text:style-name="T29"><text:s text:c="5"/>return 0; </text:span></text:p>
      <text:p text:style-name="P1"><text:span text:style-name="T29">} </text:span></text:p>
      <text:p text:style-name="P1"><text:span text:style-name="T30"/></text:p>
      <text:p text:style-name="P1"><text:span text:style-name="T31">output: </text:span></text:p>
      <text:p text:style-name="P1"><text:span text:style-name="T32"/></text:p>
      <text:p text:style-name="P1"><text:span text:style-name="T33">ssl@ssl-OptiPlex-390:~$ g++ B1.cpp -o B1 -lgraph </text:span></text:p>
      <text:p text:style-name="P1"><text:span text:style-name="T33">ssl@ssl-OptiPlex-390:~$ ./B1 </text:span></text:p>
      <text:p text:style-name="P1"><text:span text:style-name="T34"/></text:p>
      <text:p text:style-name="P1"><text:span text:style-name="T35">1. Thin. </text:span></text:p>
      <text:p text:style-name="P1"><text:span text:style-name="T35">2.Thick. </text:span></text:p>
      <text:p text:style-name="P1"><text:span text:style-name="T35">3.Dotted </text:span></text:p>
      <text:p text:style-name="P1"><text:span text:style-name="T35">4.Dashed. 5.DashDotted 6.Exit </text:span></text:p>
      <text:p text:style-name="P1"><text:span text:style-name="T35">Enter ur choice ::1 </text:span></text:p>
      <text:p text:style-name="P1"><text:span text:style-name="T36"/></text:p>
      <text:p text:style-name="P1"><text:span text:style-name="T37"><text:s/>enter values of four points :50 </text:span></text:p>
      <text:p text:style-name="P1"><text:span text:style-name="T37">100 </text:span></text:p>
      <text:p text:style-name="P1"><text:span text:style-name="T37">100 </text:span></text:p>
      <text:p text:style-name="P1"><text:span text:style-name="T37">50 </text:span></text:p>
      <text:p text:style-name="P1"><text:span text:style-name="T38"/></text:p>
      <text:p text:style-name="P1"><text:span text:style-name="T39"><text:s/>Do you want to continue(y </text:span></text:p>
      <text:p text:style-name="P1"><text:span text:style-name="T39">)y </text:span></text:p>
      <text:p text:style-name="P1"><text:span text:style-name="T40"/></text:p>
      <text:p text:style-name="P1"><text:span text:style-name="T41">1. Thin. </text:span></text:p>
      <text:p text:style-name="P1"><text:span text:style-name="T41">2.Thick. </text:span></text:p>
      <text:p text:style-name="P1"><text:span text:style-name="T41">3.Dotted </text:span></text:p>
      <text:p text:style-name="P1"><text:span text:style-name="T41">4.Dashed. 5.DashDotted 6.Exit </text:span></text:p>
      <text:p text:style-name="P1"><text:span text:style-name="T41">Enter ur choice :: 2 </text:span></text:p>
      <text:p text:style-name="P1"><text:span text:style-name="T42"/></text:p>
      <text:p text:style-name="P1"><text:span text:style-name="T43"><text:s/>enter values of four points :100 </text:span></text:p>
      <text:p text:style-name="P1"><text:span text:style-name="T43">200 </text:span></text:p>
      <text:p text:style-name="P1"><text:span text:style-name="T43">200 </text:span></text:p>
      <text:p text:style-name="P1"><text:span text:style-name="T43">100 </text:span></text:p>
      <text:p text:style-name="P1"><text:span text:style-name="T44"/></text:p>
      <text:p text:style-name="P1"><text:span text:style-name="T45">Enter width :: 30 </text:span></text:p>
      <text:p text:style-name="P1"><text:span text:style-name="T46"/></text:p>
      <text:p text:style-name="P1"><text:span text:style-name="T47"><text:s/>Do you want to continue(y </text:span></text:p>
      <text:p text:style-name="P1"><text:span text:style-name="T47">)y </text:span></text:p>
      <text:p text:style-name="P1"><text:span text:style-name="T48"/></text:p>
      <text:p text:style-name="P1"><text:span text:style-name="T49">1. Thin. </text:span></text:p>
      <text:p text:style-name="P1"><text:span text:style-name="T49">2.Thick. </text:span></text:p>
      <text:p text:style-name="P1"><text:span text:style-name="T49">3.Dotted </text:span></text:p>
      <text:p text:style-name="P1"><text:span text:style-name="T49">4.Dashed. 5.DashDotted 6.Exit </text:span></text:p>
      <text:p text:style-name="P1"><text:span text:style-name="T49">Enter ur choice :: 3 </text:span></text:p>
      <text:p text:style-name="P1"><text:span text:style-name="T50"/></text:p>
      <text:p text:style-name="P1"><text:span text:style-name="T51"><text:s/>enter values of four points :150 </text:span></text:p>
      <text:p text:style-name="P1"><text:span text:style-name="T51">250 </text:span></text:p>
      <text:p text:style-name="P1"><text:span text:style-name="T51">250 </text:span></text:p>
      <text:p text:style-name="P1"><text:span text:style-name="T51">150 </text:span></text:p>
      <text:p text:style-name="P1"><text:span text:style-name="T52"/></text:p>
      <text:p text:style-name="P1"><text:span text:style-name="T53"><text:s/>Do you want to continue(y </text:span></text:p>
      <text:p text:style-name="P1"><text:span text:style-name="T53">)y </text:span></text:p>
      <text:p text:style-name="P1"><text:span text:style-name="T54"/></text:p>
      <text:p text:style-name="P1"><text:span text:style-name="T55">1. Thin. </text:span></text:p>
      <text:p text:style-name="P1"><text:span text:style-name="T55">2.Thick. </text:span></text:p>
      <text:p text:style-name="P1"><text:span text:style-name="T55">3.Dotted </text:span></text:p>
      <text:p text:style-name="P1"><text:span text:style-name="T55">4.Dashed. 5.DashDotted 6.Exit </text:span></text:p>
      <text:p text:style-name="P1"><text:span text:style-name="T55">Enter ur choice :: 4 </text:span></text:p>
      <text:p text:style-name="P1"><text:span text:style-name="T56"/></text:p>
      <text:p text:style-name="P1"><text:span text:style-name="T57"><text:s/>enter values of four points :200 </text:span></text:p>
      <text:p text:style-name="P1"><text:span text:style-name="T57">300 </text:span></text:p>
      <text:p text:style-name="P1"><text:span text:style-name="T57">300 </text:span></text:p>
      <text:p text:style-name="P1"><text:span text:style-name="T57">200 </text:span></text:p>
      <text:p text:style-name="P1"><text:span text:style-name="T58"/></text:p>
      <text:p text:style-name="P1"><text:span text:style-name="T59"><text:s/>Do you want to continue(y </text:span></text:p>
      <text:p text:style-name="P1"><text:span text:style-name="T59">)y </text:span></text:p>
      <text:p text:style-name="P1"><text:span text:style-name="T60"/></text:p>
      <text:p text:style-name="P1"><text:span text:style-name="T61">1. Thin. </text:span></text:p>
      <text:p text:style-name="P1"><text:span text:style-name="T61">2.Thick. </text:span></text:p>
      <text:p text:style-name="P1"><text:span text:style-name="T61">3.Dotted </text:span></text:p>
      <text:p text:style-name="P1"><text:span text:style-name="T61">4.Dashed. 5.DashDotted 6.Exit </text:span></text:p>
      <text:p text:style-name="P1"><text:span text:style-name="T61">Enter ur choice :: 5 </text:span></text:p>
      <text:p text:style-name="P1"><text:span text:style-name="T62"/></text:p>
      <text:p text:style-name="P1"><text:span text:style-name="T63"><text:s/>enter values of four points :250 </text:span></text:p>
      <text:p text:style-name="P1"><text:span text:style-name="T63">350 </text:span></text:p>
      <text:p text:style-name="P1"><text:span text:style-name="T63">350 </text:span></text:p>
      <text:p text:style-name="P1"><text:span text:style-name="T63">250 </text:span></text:p>
      <text:p text:style-name="P1"><text:span text:style-name="T64"/></text:p>
      <text:p text:style-name="P1"><text:span text:style-name="T65"><text:s/>Do you want to continue(y </text:span></text:p>
      <text:p text:style-name="P1"><text:span text:style-name="T65">)n </text:span></text:p>
      <text:p text:style-name="P1"><text:span text:style-name="T66"/></text:p>
      <text:p text:style-name="P1"><text:span text:style-name="T66"/></text:p>
      <text:p text:style-name="P1"><draw:frame text:anchor-type="as-char" svg:width="127.26mm" svg:height="102.66mm" style:rel-width="scale" style:rel-height="scale"><draw:object-ole xlink:href="OleObj1"/><draw:image xlink:href="ObjectReplacements/OleObj1"/></draw:frame><text:span text:style-name="T6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